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end" style:justify-single-word="false"/>
      <style:text-properties fo:font-size="24pt" style:font-size-asian="24pt" style:font-size-complex="24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1">
      <style:paragraph-properties fo:text-align="start" style:justify-single-word="false"/>
      <style:text-properties fo:font-size="12pt" style:text-underline-style="solid" style:text-underline-width="auto" style:text-underline-color="font-color" style:font-size-asian="12pt" style:font-size-complex="12pt"/>
    </style:style>
    <style:style style:name="P6"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7" style:family="paragraph" style:parent-style-name="Standard" style:list-style-name="L2"/>
    <style:style style:name="P8" style:family="paragraph" style:parent-style-name="Standard" style:list-style-name="L2">
      <style:text-properties style:text-underline-style="none"/>
    </style:style>
    <style:style style:name="P9" style:family="paragraph" style:parent-style-name="Standard" style:list-style-name="L1">
      <style:paragraph-properties fo:text-align="start" style:justify-single-word="false"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non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Álvaro Juan Basarte Bahón</text:p>
      <text:p text:style-name="P2"/>
      <text:p text:style-name="P1">Documentación</text:p>
      <text:p text:style-name="P1"/>
      <text:list xml:id="list8678603530530380423" text:style-name="L1">
        <text:list-item>
          <text:p text:style-name="P4"><text:span text:style-name="T1">Introducción<text:line-break/></text:span><text:line-break/>He utilizado la plantilla nova-multipurpose para basarme en la página del proyecto (La plantilla original se encuentra comprimida en un zip dentro de la carpeta de diseño).<text:line-break/>He elegido esta plantilla porque me ha parecido sencilla a la par de elegante y relativamente fácil de modificar, además venía con unos archivos .less pre-configurados de otros diseños que me han servido un poco de guía para orientarme con less. En sí la mayor parte de la edición venía hecha en .css de forma que he añadido los detalles de las páginas en archivos .less creados por mí dentro de la carpeta css para evitar modificar por completo los css originales.<text:line-break/><text:line-break/>La página trata sobre una tienda ficticia que ofrece servicios de atención al cliente y videojuegos de coleccionista de la conocidísima plataforma de videojuegos Steam (Espero no recibir denuncias por derechos de autor) así como información de los videojuegos.<text:line-break/></text:p>
        </text:list-item>
        <text:list-item>
          <text:p text:style-name="P5">Diseño<text:span text:style-name="T2"><text:line-break/><text:line-break/>He utilizado una paleta de colores oscuros porque me parece lo más cómodo para la vista a la par de elegante, he utilizado tonos grises, un azul concreto y un toque de naranja y otros colores como verde para botones y sitios muy puntuales.<text:line-break/><text:line-break/>Paleta de colores:<text:line-break/><text:line-break/><text:tab/>Negro base #333</text:span></text:p>
          <text:list>
            <text:list-item>
              <text:list>
                <text:list-header>
                  <text:p text:style-name="P6">Gris letras de contraste con negro base #999</text:p>
                  <text:p text:style-name="P6">Negro un poco más oscuro #252525</text:p>
                  <text:p text:style-name="P6">Azul Steam #145385</text:p>
                  <text:p text:style-name="P6">Naranja oscuro #C65600</text:p>
                </text:list-header>
              </text:list>
            </text:list-item>
          </text:list>
          <text:p text:style-name="P6"><text:line-break/>No he utilizado Google Fonts pero he utilizado otras fuentes que hay en la carpeta fonts.<text:line-break/>En cuanto a responsividad me enorgullezco de haber hecho la página de multimedia y contacto bastante responsiva, el resto lo es pero es menos agradable estéticamente.<text:line-break/>He utilizado iconos en la barra de footer y todos los botones y links funcionan (el icono de github y mi nombre en el footer enlazan con el repositorio de la práctica) y he añadido un mapa de google con la dirección de la tienda en la página de contacto.<text:line-break/></text:p>
        </text:list-item>
        <text:list-item>
          <text:p text:style-name="P5">Tiempo de carga<text:span text:style-name="T2"><text:line-break/><text:line-break/>Las imágenes están en la resolución mínima necesaria y adaptadas a la resolución proporcionada.</text:span></text:p>
        </text:list-item>
        <text:list-item>
          <text:p text:style-name="P9"><text:span text:style-name="T3">Algunos cambios que he realizado<text:line-break/></text:span></text:p>
        </text:list-item>
      </text:list>
      <text:list xml:id="list6997914351491688953" text:style-name="L2">
        <text:list-item>
          <text:p text:style-name="P7">Cambio de tamaño del icono de la barra de navegación</text:p>
        </text:list-item>
        <text:list-item>
          <text:p text:style-name="P7">Cambio del icono de la barra de navegación.</text:p>
        </text:list-item>
        <text:list-item>
          <text:p text:style-name="P7">Cambio de color de fondo de la barra de navegación</text:p>
        </text:list-item>
        <text:list-item>
          <text:p text:style-name="P7">Cambio de color de las letras de la barra de navegación</text:p>
        </text:list-item>
        <text:list-item>
          <text:p text:style-name="P7">Cambio de colores de las opciones del menú seleccionadas en la barra de navegación</text:p>
        </text:list-item>
        <text:list-item>
          <text:p text:style-name="P8">Personalización del menú de navegación de todas las páginas</text:p>
        </text:list-item>
        <text:list-item>
          <text:p text:style-name="P8">Traducción del menú de navegación de todas las páginas</text:p>
        </text:list-item>
        <text:list-item>
          <text:p text:style-name="P8">Cambio de color de las opciones de toda la página por el azul Steam</text:p>
        </text:list-item>
        <text:list-item>
          <text:p text:style-name="P8">Eliminación de menú incómodo de bottom de todas las páginas</text:p>
        </text:list-item>
        <text:list-item>
          <text:p text:style-name="P8">Actualización de derechos de todas las páginas</text:p>
        </text:list-item>
        <text:list-item>
          <text:p text:style-name="P8">Utilizacion de archivo .less para personalizar los detalles de la página de contacto</text:p>
        </text:list-item>
        <text:list-item>
          <text:p text:style-name="P8">Adición de google maps en la dirección ficticia del local en Zaragoza</text:p>
        </text:list-item>
        <text:list-item>
          <text:p text:style-name="P8">Traducción del formulario de contacto y adición de credenciales</text:p>
        </text:list-item>
        <text:list-item>
          <text:p text:style-name="P8">Personalización del botón de enviar</text:p>
        </text:list-item>
        <text:list-item>
          <text:p text:style-name="P8">Personalización de texto del slide de la página principal</text:p>
        </text:list-item>
        <text:list-item>
          <text:p text:style-name="P8">Cambio de colores de fondo del slider</text:p>
        </text:list-item>
        <text:list-item>
          <text:p text:style-name="P8">Personalización de imagenes del slider</text:p>
        </text:list-item>
        <text:list-item>
          <text:p text:style-name="P8">Personalización parte inferior del slider</text:p>
        </text:list-item>
        <text:list-item>
          <text:p text:style-name="P8">Personalización novedades index.html</text:p>
        </text:list-item>
        <text:list-item>
          <text:p text:style-name="P8">Reescala de las imágenes descargadas</text:p>
        </text:list-item>
        <text:list-item>
          <text:p text:style-name="P8">Cambio de fondo del body de las páginas para responsivo</text:p>
        </text:list-item>
        <text:list-item>
          <text:p text:style-name="P8">Control de colores about_us de las fuentes</text:p>
        </text:list-item>
        <text:list-item>
          <text:p text:style-name="P8">Cambio de color hr</text:p>
        </text:list-item>
        <text:list-item>
          <text:p text:style-name="P8">Personalización cajas de personas about-us.html</text:p>
        </text:list-item>
        <text:list-item>
          <text:p text:style-name="P8">Personalización de página de videojuegos</text:p>
        </text:list-item>
        <text:list-item>
          <text:p text:style-name="P8">Formateo de imágenes de videojuegos</text:p>
        </text:list-item>
        <text:list-item>
          <text:p text:style-name="P8">Links de videojuegos operativos</text:p>
        </text:list-item>
        <text:list-item>
          <text:p text:style-name="P8">Creacion de pagina de multimedia</text:p>
        </text:list-item>
        <text:list-item>
          <text:p text:style-name="P8">Insercion de videos</text:p>
        </text:list-item>
        <text:list-item>
          <text:p text:style-name="P8">Uso responsivo de los vide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varo </meta:initial-creator>
    <meta:creation-date>2016-02-28T01:22:52.20</meta:creation-date>
    <meta:generator>OpenOffice/4.1.2$Win32 OpenOffice.org_project/412m3$Build-9782</meta:generator>
    <dc:date>2016-02-28T01:45:35.86</dc:date>
    <dc:creator>Alvaro </dc:creator>
    <meta:editing-duration>PT22M17S</meta:editing-duration>
    <meta:editing-cycles>4</meta:editing-cycles>
    <meta:document-statistic meta:table-count="0" meta:image-count="0" meta:object-count="0" meta:page-count="2" meta:paragraph-count="41" meta:word-count="601" meta:character-count="3460"/>
  </office:meta>
</office:document-meta>
</file>